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2"/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1"/>
        <table:table-column table:style-name="co16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7"/>
        </table:table-row>
        <table:table-row table:style-name="ro2">
          <table:table-cell table:number-columns-repeated="907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5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32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8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style-name="ce19"/>
          <table:covered-table-cell table:style-name="ce1"/>
          <table:covered-table-cell/>
          <table:table-cell table:number-columns-repeated="2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7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2"/>
          <table:table-cell table:style-name="ce67"/>
          <table:table-cell table:style-name="ce1" table:number-columns-repeated="2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19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9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9"/>
          <table:table-cell table:style-name="ce1"/>
          <table:table-cell/>
          <table:table-cell table:style-name="ce1"/>
          <table:table-cell office:value-type="string" calcext:value-type="string">
            <text:p>Scoring:</text:p>
          </table:table-cell>
          <table:table-cell table:number-columns-repeated="3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4"/>
          <table:table-cell office:value-type="string" calcext:value-type="string">
            <text:p>Sar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4"/>
          <table:table-cell office:value-type="string" calcext:value-type="string">
            <text:p>Lissett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4"/>
          <table:table-cell office:value-type="string" calcext:value-type="string">
            <text:p>Hug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4"/>
          <table:table-cell office:value-type="string" calcext:value-type="string">
            <text:p>Kim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76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2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4"/>
          <table:table-cell office:value-type="string" calcext:value-type="string">
            <text:p>Carlos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office:value-type="string" calcext:value-type="string">
            <text:p>Kevin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office:value-type="string" calcext:value-type="string">
            <text:p>Diego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office:value-type="string" calcext:value-type="string">
            <text:p>Annett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office:value-type="string" calcext:value-type="string">
            <text:p>Dafn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office:value-type="string" calcext:value-type="string">
            <text:p>Ur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2"/>
          <table:table-cell table:style-name="ce22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office:value-type="string" calcext:value-type="string">
            <text:p>Kassandr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Janet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Janet</text:p>
          </table:table-cell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/>
          <table:table-cell table:style-name="ce22"/>
          <table:table-cell table:style-name="ce64" table:number-columns-repeated="2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3"/>
          <table:table-cell office:value-type="string" calcext:value-type="string">
            <text:p>Janet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2"/>
          <table:table-cell table:style-name="ce2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2"/>
          <table:table-cell table:style-name="ce22"/>
          <table:table-cell table:style-name="ce64" table:number-columns-repeated="2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6"/>
        </table:table-row>
        <table:table-row table:style-name="ro1">
          <table:table-cell table:number-columns-repeated="907"/>
        </table:table-row>
        <table:table-row table:style-name="ro1">
          <table:table-cell table:number-columns-repeated="4"/>
          <table:table-cell table:style-name="ce69"/>
          <table:table-cell table:number-columns-repeated="902"/>
        </table:table-row>
        <table:table-row table:style-name="ro1" table:number-rows-repeated="1048542">
          <table:table-cell table:number-columns-repeated="907"/>
        </table:table-row>
        <table:table-row table:style-name="ro1">
          <table:table-cell table:number-columns-repeated="907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2T09:51:37.846104540</dc:date>
    <meta:editing-duration>P2DT13H4M11S</meta:editing-duration>
    <meta:editing-cycles>442</meta:editing-cycles>
    <meta:generator>LibreOffice/7.3.7.2$Linux_X86_64 LibreOffice_project/30$Build-2</meta:generator>
    <meta:document-statistic meta:table-count="1" meta:cell-count="124" meta:object-count="0"/>
  </office:meta>
</office:document-meta>
</file>